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01cm" fo:min-width="7.125cm"/>
    </style:style>
    <style:style style:name="gr2" style:family="graphic" style:parent-style-name="standard">
      <style:graphic-properties draw:textarea-horizontal-align="justify" draw:textarea-vertical-align="middle" draw:auto-grow-height="false" fo:min-height="2.55cm" fo:min-width="23.2cm"/>
    </style:style>
    <style:style style:name="gr3" style:family="graphic" style:parent-style-name="standard">
      <style:graphic-properties draw:textarea-horizontal-align="justify" draw:textarea-vertical-align="middle" draw:auto-grow-height="false" fo:min-height="2.55cm" fo:min-width="23.3cm"/>
    </style:style>
    <style:style style:name="gr4" style:family="graphic" style:parent-style-name="standard">
      <style:graphic-properties draw:textarea-horizontal-align="justify" draw:textarea-vertical-align="middle" draw:auto-grow-height="false" fo:min-height="0.584cm" fo:min-width="2.742cm" fo:wrap-option="no-wrap"/>
    </style:style>
    <style:style style:name="gr5" style:family="graphic" style:parent-style-name="standard">
      <style:graphic-properties draw:fill="none" draw:textarea-vertical-align="middle" draw:auto-grow-height="false" fo:min-height="9.23cm" fo:min-width="0.1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4.44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5.08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5.8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8.417cm"/>
    </style:style>
    <style:style style:name="gr10" style:family="graphic" style:parent-style-name="standard">
      <style:graphic-properties draw:stroke="none" svg:stroke-color="#000000" draw:fill="none" draw:fill-color="#ffffff" fo:min-height="1.25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25.939cm"/>
    </style:style>
    <style:style style:name="gr12" style:family="graphic" style:parent-style-name="standard">
      <style:graphic-properties draw:textarea-horizontal-align="justify" draw:textarea-vertical-align="middle" draw:auto-grow-height="false" fo:min-height="1.65cm" fo:min-width="21.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5.717cm"/>
    </style:style>
    <style:style style:name="gr14" style:family="graphic" style:parent-style-name="standard">
      <style:graphic-properties draw:fill="none" draw:textarea-vertical-align="middle" draw:auto-grow-height="false" fo:min-height="6.576cm" fo:min-width="0.07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2.8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2.54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19.0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8.25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ce181e"/>
    </style:style>
    <style:style style:name="P6" style:family="paragraph">
      <style:text-properties fo:color="#f58220"/>
    </style:style>
    <style:style style:name="P7" style:family="paragraph">
      <loext:graphic-properties draw:fill="none" draw:fill-color="#ffffff"/>
      <style:text-properties fo:color="#f58220"/>
    </style:style>
    <style:style style:name="P8" style:family="paragraph">
      <style:text-properties fo:color="#ce181e"/>
    </style:style>
    <style:style style:name="T1" style:family="text">
      <style:text-properties fo:color="#ce181e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5822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5cm" svg:height="9.651cm" svg:x="4.6cm" svg:y="6cm">
          <draw:text-box>
            <text:p>python当前可用框架记录</text:p>
            <text:p/>
            <text:p/>
            <text:p>这种框架还是不要用了把</text:p>
            <text:p>现在你连py的基本东西</text:p>
            <text:p>都不熟练，这些就太乱了</text:p>
            <text:p>用下multiprocessing 就</text:p>
            <text:p>好了，主要时先熟悉py</text:p>
            <text:p>自有库</text:p>
            <text:p/>
          </draw:text-box>
        </draw:frame>
        <draw:custom-shape draw:style-name="gr2" draw:text-style-name="P2" draw:layer="layout" svg:width="23.7cm" svg:height="2.8cm" svg:x="15cm" svg:y="2.2cm">
          <text:p text:style-name="P2">Pulsar：Python的事件驱动并发框架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23.8cm" svg:height="2.8cm" svg:x="15cm" svg:y="8.5cm">
          <text:p text:style-name="P2">Diesel：基于Greenlet的事件I/O框架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23.8cm" svg:height="2.8cm" svg:x="15cm" svg:y="5.3cm">
          <text:p text:style-name="P2">Dpark：Python版的Spark</text:p>
          <text:p text:style-name="P2">DPark是Spark的Python克隆，是一个Python实现的分布式计算框架可以</text:p>
          <text:p text:style-name="P2">非常方便地实现大规模数据处理和迭代计算。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3.5cm" svg:height="0.9cm" svg:x="1.9cm" svg:y="17cm">
          <text:p text:style-name="P3">输入模块1</text:p>
          <draw:enhanced-geometry svg:viewBox="0 0 21600 21600" draw:text-areas="800 800 20800 20800" draw:type="round-rectangular-callout" draw:modifiers="3152.69922879177 44998.00221975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4" draw:layer="layout" svg:width="1.7cm" svg:height="10cm" svg:x="6.4cm" svg:y="16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1" draw:layer="layout" svg:width="4.947cm" svg:height="1.191cm" svg:x="9.6cm" svg:y="17.4cm">
          <draw:text-box>
            <text:p>文件读取模块：</text:p>
          </draw:text-box>
        </draw:frame>
        <draw:frame draw:style-name="gr7" draw:text-style-name="P1" draw:layer="layout" svg:width="5.582cm" svg:height="1.191cm" svg:x="9.6cm" svg:y="20.8cm">
          <draw:text-box>
            <text:p>通过队列传递数据</text:p>
          </draw:text-box>
        </draw:frame>
      </draw:page>
      <draw:page draw:name="page2" draw:style-name="dp1" draw:master-page-name="Default">
        <draw:frame draw:style-name="gr8" draw:text-style-name="P1" draw:layer="layout" svg:width="16.377cm" svg:height="1.191cm" svg:x="3.6cm" svg:y="12.5cm">
          <draw:text-box>
            <text:p>想要达到的效果是：左右俩个界面中中英文能够进行对照</text:p>
          </draw:text-box>
        </draw:frame>
        <draw:frame draw:style-name="gr9" draw:text-style-name="P1" draw:layer="layout" svg:width="18.917cm" svg:height="1.191cm" svg:x="4.1cm" svg:y="14.1cm">
          <draw:text-box>
            <text:p>最好是一句句的对照，不管段落如何，只要一句句的对照就行了，</text:p>
          </draw:text-box>
        </draw:frame>
        <draw:frame draw:style-name="gr10" draw:text-style-name="P1" draw:layer="layout" svg:width="0.001cm" svg:height="1.504cm" svg:x="4.7cm" svg:y="16cm">
          <draw:text-box>
            <text:p/>
          </draw:text-box>
        </draw:frame>
        <draw:frame draw:style-name="gr11" draw:text-style-name="P5" draw:layer="layout" svg:width="26.439cm" svg:height="1.191cm" svg:x="4.8cm" svg:y="16.1cm">
          <draw:text-box>
            <text:p><text:span text:style-name="T1">最关键的是：中文段落一开始是</text:span><text:span text:style-name="T1">api</text:span><text:span text:style-name="T1">的翻译，但是能</text:span><text:span text:style-name="T1">在里面直接修改，并且修改后能永久保存</text:span></text:p>
          </draw:text-box>
        </draw:frame>
        <draw:custom-shape draw:style-name="gr12" draw:text-style-name="P2" draw:layer="layout" svg:width="22.4cm" svg:height="1.9cm" svg:x="4.2cm" svg:y="19.5cm">
          <text:p text:style-name="P2">setp1：将输入的整个待翻译的文章分成一个个的句子，进行编号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2.4cm" svg:height="1.9cm" svg:x="4.2cm" svg:y="22.1cm">
          <text:p text:style-name="P2">setp2：将 一个个的句子进行翻译，根据编号对应起来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2.4cm" svg:height="1.9cm" svg:x="4.2cm" svg:y="25.3cm">
          <text:p text:style-name="P2"><text:span text:style-name="T2">setp3</text:span><text:span text:style-name="T2">：修改</text:span>一个个翻译后的句子进，保存结果</text:p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6.217cm" svg:height="1.191cm" svg:x="4.183cm" svg:y="30.4cm">
          <draw:text-box>
            <text:p>先实现最简单的功能</text:p>
          </draw:text-box>
        </draw:frame>
        <draw:custom-shape draw:style-name="gr14" draw:text-style-name="P4" draw:layer="layout" svg:width="1.6cm" svg:height="7.2cm" svg:x="10.6cm" svg:y="27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" draw:layer="layout" svg:width="13.32cm" svg:height="1.191cm" svg:x="13.2cm" svg:y="28.6cm">
          <draw:text-box>
            <text:p>指定文章翻译，翻译前先清空数据--这样简单</text:p>
          </draw:text-box>
        </draw:frame>
        <draw:frame draw:style-name="gr16" draw:text-style-name="P1" draw:layer="layout" svg:width="3.042cm" svg:height="1.191cm" svg:x="13.2cm" svg:y="30.109cm">
          <draw:text-box>
            <text:p>翻译导出</text:p>
          </draw:text-box>
        </draw:frame>
        <draw:frame draw:style-name="gr17" draw:text-style-name="P7" draw:layer="layout" svg:width="19.552cm" svg:height="1.783cm" svg:x="13.248cm" svg:y="35cm">
          <draw:text-box>
            <text:p text:style-name="P6"><text:span text:style-name="T3"><text:s/></text:span><text:span text:style-name="T3">在页面上直接显示单个词汇的翻译，</text:span></text:p>
            <text:p text:style-name="P6"><text:span text:style-name="T3">因为如果翻译的速度可以的话，但不需要保存</text:span></text:p>
          </draw:text-box>
        </draw:frame>
        <draw:frame draw:style-name="gr18" draw:text-style-name="P5" draw:layer="layout" svg:width="8.757cm" svg:height="1.017cm" svg:x="17.2cm" svg:y="37.883cm">
          <draw:text-box draw:corner-radius="7.6cm">
            <text:p><text:span text:style-name="T1">难点在于不能够重新刷新页面</text:span></text:p>
          </draw:text-box>
        </draw:frame>
        <draw:frame draw:style-name="gr19" draw:text-style-name="P1" draw:layer="layout" svg:width="11.932cm" svg:height="1.017cm" svg:x="13.2cm" svg:y="32cm">
          <draw:text-box>
            <text:p>从导出的文字中导入翻译的结果，并显示</text:p>
          </draw:text-box>
        </draw:frame>
        <draw:frame draw:style-name="gr19" draw:text-style-name="P5" draw:layer="layout" svg:width="15.107cm" svg:height="2.549cm" svg:x="13.7cm" svg:y="39.8cm">
          <draw:text-box>
            <text:p text:style-name="P8"><text:span text:style-name="T1">加入新的页面：只显示一段落的翻译，同时显示所有</text:span></text:p>
            <text:p text:style-name="P8"><text:span text:style-name="T1">单个词汇的翻译，或者一开始不显示单个词汇的</text:span></text:p>
            <text:p text:style-name="P8"><text:span text:style-name="T1">单选择后可以显示单个词汇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55cm" fo:page-height="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4T20:10:35.751936515</meta:creation-date>
    <dc:date>2018-05-20T00:51:54.814783970</dc:date>
    <meta:editing-duration>PT5H18M57S</meta:editing-duration>
    <meta:editing-cycles>38</meta:editing-cycles>
    <meta:generator>LibreOffice/6.0.3.2$Linux_X86_64 LibreOffice_project/00$Build-2</meta:generator>
    <meta:document-statistic meta:object-count="23"/>
  </office:meta>
</office:document-meta>
</file>